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30C00002E11000018CDFE4DFF9C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33654.23">
            <text:p>33.654,23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7654.45">
            <text:p>7.654,4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42456.43">
            <text:p>42.456,43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5674.34">
            <text:p>5.674,3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51258.63">
            <text:p>51.258,6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3694.23">
            <text:p>3.694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60060.83">
            <text:p>60.060,83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2714.12">
            <text:p>2.714,1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68863.03">
            <text:p>68.863,03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3456.54">
            <text:p>3.456,5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77665.23">
            <text:p>77.665,23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4198.96">
            <text:p>4.198,96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86467.43">
            <text:p>86.467,43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4941.38">
            <text:p>4.941,38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95269.63">
            <text:p>95.269,63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5683.8">
            <text:p>5.683,8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071.83">
            <text:p>64.071,83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26.22">
            <text:p>6.426,2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72874.03">
            <text:p>72.874,03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5432.21">
            <text:p>5.432,21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1676.23">
            <text:p>41.676,23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438.2">
            <text:p>4.438,2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30478.43">
            <text:p>30.478,43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4444.19">
            <text:p>4.444,19 €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>
            <draw:frame table:end-cell-address="Sheet1.G32" table:end-x="0.503cm" table:end-y="0.426cm" draw:z-index="0" svg:width="11.792cm" svg:height="6.348cm" svg:x="0cm" svg:y="0.4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/>
          <table:table-cell>
            <draw:frame table:end-cell-address="Sheet1.M33" table:end-x="0.502cm" table:end-y="0.026cm" draw:z-index="1" draw:name="Graphics 1" draw:style-name="gr1" draw:text-style-name="P1" svg:width="11.792cm" svg:height="6.348cm" svg:x="0cm" svg:y="0cm">
              <draw:image xlink:href="Pictures/2000030C00002E11000018CDFE4DFF9C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2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25:04</dc:date>
    <dc:language>en-US</dc:language>
    <meta:editing-cycles>3</meta:editing-cycles>
    <meta:editing-duration>PT6M53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1.8000001907349pt" style:font-family-asian="'Andale Sans UI'" style:font-pitch-asian="variable" style:font-size-asian="11.8000001907349pt" style:font-family-complex="Tahoma" style:font-pitch-complex="variable" style:font-size-complex="11.8000001907349pt"/>
    </style:style>
    <style:style style:name="ch3" style:family="chart">
      <style:graphic-properties draw:fill="solid" draw:fill-color="#d9d9d9"/>
      <style:text-properties fo:font-family="Albany" style:font-family-generic="swiss" style:font-pitch="variable" fo:font-size="5.40000009536743pt" style:font-family-asian="'Andale Sans UI'" style:font-pitch-asian="variable" style:font-size-asian="5.40000009536743pt" style:font-family-complex="Tahoma" style:font-pitch-complex="variable" style:font-size-complex="5.4000000953674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6.30000019073486pt" style:font-family-asian="'Andale Sans UI'" style:font-pitch-asian="variable" style:font-size-asian="6.30000019073486pt" style:font-family-complex="Tahoma" style:font-pitch-complex="variable" style:font-size-complex="6.30000019073486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8.10000038146973pt" style:font-family-asian="'Andale Sans UI'" style:font-pitch-asian="variable" style:font-size-asian="8.10000038146973pt" style:font-family-complex="Tahoma" style:font-pitch-complex="variable" style:font-size-complex="8.10000038146973pt"/>
    </style:style>
    <style:style style:name="ch7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6.30000019073486pt" style:font-family-asian="'Andale Sans UI'" style:font-pitch-asian="variable" style:font-size-asian="6.30000019073486pt" style:font-family-complex="Tahoma" style:font-pitch-complex="variable" style:font-size-complex="6.3000001907348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lbany" style:font-family-generic="swiss" style:font-pitch="variable" fo:font-size="5.40000009536743pt" style:font-family-asian="'Andale Sans UI'" style:font-pitch-asian="variable" style:font-size-asian="5.40000009536743pt" style:font-family-complex="Tahoma" style:font-pitch-complex="variable" style:font-size-complex="5.4000000953674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lbany" style:font-family-generic="swiss" style:font-pitch="variable" fo:font-size="5.40000009536743pt" style:font-family-asian="'Andale Sans UI'" style:font-pitch-asian="variable" style:font-size-asian="5.40000009536743pt" style:font-family-complex="Tahoma" style:font-pitch-complex="variable" style:font-size-complex="5.40000009536743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lbany" style:font-family-generic="swiss" style:font-pitch="variable" fo:font-size="5.40000009536743pt" style:font-family-asian="'Andale Sans UI'" style:font-pitch-asian="variable" style:font-size-asian="5.40000009536743pt" style:font-family-complex="Tahoma" style:font-pitch-complex="variable" style:font-size-complex="5.40000009536743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lbany" style:font-family-generic="swiss" style:font-pitch="variable" fo:font-size="5.40000009536743pt" style:font-family-asian="'Andale Sans UI'" style:font-pitch-asian="variable" style:font-size-asian="5.40000009536743pt" style:font-family-complex="Tahoma" style:font-pitch-complex="variable" style:font-size-complex="5.40000009536743pt"/>
    </style:style>
    <style:style style:name="ch12" style:family="chart">
      <style:graphic-properties draw:stroke="none" draw:fill="solid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11.793cm" svg:height="6.349cm" chart:class="chart:line" chart:style-name="ch1">
        <chart:title svg:x="4.64cm" svg:y="0.126cm" chart:style-name="ch2">
          <text:p>Lines_normal</text:p>
        </chart:title>
        <chart:legend chart:legend-position="end" svg:x="10.413cm" svg:y="2.591cm" chart:style-name="ch3"/>
        <chart:plot-area chart:style-name="ch4" table:cell-range-address="Sheet1.$B$4:.$F$16" chart:data-source-has-labels="both" chart:table-number-list="0" svg:x="0.235cm" svg:y="0.842cm" svg:width="9.708cm" svg:height="5.38cm">
          <chart:axis chart:dimension="x" chart:name="primary-x" chart:style-name="ch5">
            <chart:title svg:x="5.481cm" svg:y="5.892cm" chart:style-name="ch6">
              <text:p>X axis title</text:p>
            </chart:title>
            <chart:categories table:cell-range-address="local-table.A2:.A13"/>
          </chart:axis>
          <chart:axis chart:dimension="y" chart:name="primary-y" chart:style-name="ch7">
            <chart:title svg:x="0.235cm" svg:y="3.669cm" chart:style-name="ch6">
              <text:p>Y axis title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